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4af2d" style:font-weight-asian="bold" style:font-weight-complex="bold"/>
    </style:style>
    <style:style style:name="P3" style:family="paragraph" style:parent-style-name="Standard">
      <style:text-properties officeooo:paragraph-rsid="0014af2d"/>
    </style:style>
    <style:style style:name="T1" style:family="text">
      <style:text-properties officeooo:rsid="0014af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af2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</text:p>
      <text:p text:style-name="Standard"/>
      <text:p text:style-name="Standard">‘tar’ command is used to combine multiple files (Directories or file) into a single file. With ‘.tar’ file</text:p>
      <text:p text:style-name="Standard">extension.</text:p>
      <text:p text:style-name="Standard">Creating a .tar file :</text:p>
      <text:p text:style-name="Standard">$ tar -cvf &lt;outputfilename.tar&gt; file1 file2</text:p>
      <text:p text:style-name="Standard">Or</text:p>
      <text:p text:style-name="Standard">$ tar -cvf &lt;outputfilename.tar&gt; ./</text:p>
      <text:p text:style-name="Standard">Here ,</text:p>
      <text:p text:style-name="Standard">C: Create tar file</text:p>
      <text:p text:style-name="Standard">V: Verbose. Which will show the details during combining of files.</text:p>
      <text:p text:style-name="Standard">F: for combining files</text:p>
      <text:p text:style-name="Standard">Opening or extracting from .tar</text:p>
      <text:p text:style-name="Standard">$tar -xvf &lt;filename.tar&gt;</text:p>
      <text:p text:style-name="Standard">Extracts the files inside in current directry.</text:p>
      <text:p text:style-name="Standard">R: -r is used to append files in .tar.</text:p>
      <text:p text:style-name="Standard"/>
      <text:p text:style-name="Standard">Use Case 1 : To combine files into a single file for mailing .</text:p>
      <text:p text:style-name="Standard">Use Case 2 : To backup the files.</text:p>
      <text:p text:style-name="Standard"/>
      <text:p text:style-name="Standard"/>
      <text:p text:style-name="P1">find</text:p>
      <text:p text:style-name="Standard"/>
      <text:p text:style-name="Standard">find is a command-line utility that searches one or more directory trees of a file system, locates</text:p>
      <text:p text:style-name="Standard">files based on some user-specified criteria and applies a user-specified action on each matched</text:p>
      <text:p text:style-name="Standard">file. The possible search criteria include a pattern to match against the filename or a time range</text:p>
      <text:p text:style-name="Standard">to match against the modification time or access time of the file. By default, find returns a list of</text:p>
      <text:p text:style-name="Standard">all files below the current working directory.</text:p>
      <text:p text:style-name="Standard">Options</text:p>
      <text:p text:style-name="Standard">-name</text:p>
      <text:p text:style-name="Standard">-perm</text:p>
      <text:p text:style-name="P1"/>
      <text:p text:style-name="P1">diff</text:p>
      <text:p text:style-name="Standard"/>
      <text:p text:style-name="Standard">diff stands for difference. This command is used to display the differences in files by comparing</text:p>
      <text:p text:style-name="Standard">the files line by line. It tells us which lines in one file have to be changed to make the two files</text:p>
      <text:p text:style-name="Standard">identical.</text:p>
      <text:p text:style-name="Standard">diff uses certain special symbols and instructions that are required to make two files identical. It</text:p>
      <text:p text:style-name="Standard">tells you the instructions on how to change the first file to make it match the second file.</text:p>
      <text:p text:style-name="Standard">a : add</text:p>
      <text:p text:style-name="Standard">c : change</text:p>
      <text:p text:style-name="Standard">d : delete</text:p>
      <text:p text:style-name="Standard">Usage</text:p>
      <text:p text:style-name="Standard">diff [options] file1 file2</text:p>
      <text:p text:style-name="Standard">Options</text:p>
      <text:p text:style-name="Standard">-c (context) : To view differences in context mode, use the -c option.</text:p>
      <text:p text:style-name="Standard">The first file is indicated by ***, and the second file is indicated by —.</text:p>
      <text:p text:style-name="Standard">The line with *************** is just a separator.</text:p>
      <text:p text:style-name="Standard">(a) + : It indicates a line in the second file that needs to be added to the first file to make them</text:p>
      <text:p text:style-name="Standard">identical.</text:p>
      <text:p text:style-name="Standard">(b) – : It indicates a line in the first file that needs to be deleted to make them identical.</text:p>
      <text:p text:style-name="Standard">Like in our case, it is needed to delete mv and comm from first file and add diff and comm to the</text:p>
      <text:p text:style-name="Standard">first file to make both of them identical.</text:p>
      <text:p text:style-name="Standard">-u (unified) : To view differences in unified mode, use the -u option. It is similar to context mode</text:p>
      <text:p text:style-name="Standard">but it doesn’t display any redundant information or it shows the information in concise form.</text:p>
      <text:p text:style-name="Standard"/>
      <text:p text:style-name="Standard"/>
      <text:p text:style-name="P3"><text:soft-page-break/><text:span text:style-name="T2">T</text:span><text:span text:style-name="T3">ai</text:span><text:span text:style-name="T2">l</text:span></text:p>
      <text:p text:style-name="P3"><text:span text:style-name="T2"/></text:p>
      <text:p text:style-name="P3">It is a utility command to see the last lines added to files through standard input.</text:p>
      <text:p text:style-name="Standard">Options:</text:p>
      <text:p text:style-name="Standard">-n: Lines</text:p>
      <text:p text:style-name="Standard">-c: bytes</text:p>
      <text:p text:style-name="Standard">-f: for continuously viewing the last ten lines of a file and will update when new lines are added. As</text:p>
      <text:p text:style-name="Standard">new lines are written to the log, the console will update with the new lines. The prompt doesn’t</text:p>
      <text:p text:style-name="Standard">return even after work is over so, we have to use the interrupt key to abort this command. In</text:p>
      <text:p text:style-name="Standard">general, the applications writes error messages to log files. You can use the -f option to check for the</text:p>
      <text:p text:style-name="Standard">error messages as and when they appear in the log file.</text:p>
      <text:p text:style-name="Standard">Problems:</text:p>
      <text:p text:style-name="Standard">1. Prints last ‘num’ lines from specified file instead of 10 lines.</text:p>
      <text:p text:style-name="Standard"/>
      <text:p text:style-name="P3"><text:span text:style-name="T2">Less</text:span></text:p>
      <text:p text:style-name="P3"><text:span text:style-name="T2"/></text:p>
      <text:p text:style-name="P3">less command is generally used with large files to view the contents of file page by page. It is</text:p>
      <text:p text:style-name="Standard">fast because it loads the content page wise rather than complete file at a time.</text:p>
      <text:p text:style-name="Standard">Options:</text:p>
      <text:p text:style-name="Standard">-E: causes less to automatically exit the first time it reaches end of file.</text:p>
      <text:p text:style-name="Standard">-i: cause searches to ignore case.</text:p>
      <text:p text:style-name="Standard">-f: forces non-regular file to open.</text:p>
      <text:p text:style-name="Standard">Problems:</text:p>
      <text:p text:style-name="Standard">1. To find pattern in a file, by using / to search the pattern.</text:p>
      <text:p text:style-name="Standard"/>
      <text:p text:style-name="P1">LOCATE</text:p>
      <text:p text:style-name="Standard"/>
      <text:p text:style-name="Standard">‘locate’ command is used to find file . Locate command uses database to find file, locate</text:p>
      <text:p text:style-name="Standard">command uses ‘updatedb’ command as in default.</text:p>
      <text:p text:style-name="Standard"/>
      <text:p text:style-name="Standard">$locate abc.txt</text:p>
      <text:p text:style-name="Standard">This will result all the abc.txt file.</text:p>
      <text:p text:style-name="Standard">$locate abc.txt -n 20</text:p>
      <text:p text:style-name="Standard">This will result only first 20 results.</text:p>
      <text:p text:style-name="Standard">Locate is faster than find.</text:p>
      <text:p text:style-name="Standard">Use case 1 : To find the location of file in whole file system.</text:p>
      <text:p text:style-name="Standard">Use case 2 : To find the location of file when you dont have any idea about the directory</text:p>
      <text:p text:style-name="Standard">in which file is stored. Use locate command as it is faster than find.</text:p>
      <text:p text:style-name="Standard"/>
      <text:p text:style-name="P2">LN (Hardlinks)</text:p>
      <text:p text:style-name="P2"/>
      <text:p text:style-name="Standard">It create a copy of same file, if real file is deleted then link will still work.</text:p>
      <text:p text:style-name="Standard">$ln &lt;filename&gt; &lt;linkname&gt;</text:p>
      <text:p text:style-name="Standard">Changes made in &lt;linkname&gt; will reflect in &lt;filename&gt;.</text:p>
      <text:p text:style-name="Standard">If &lt;filename&gt; is deleted, &lt;linkname&gt; will exist.</text:p>
      <text:p text:style-name="P1"/>
      <text:p text:style-name="P1">LN (Softlink)</text:p>
      <text:p text:style-name="P1"/>
      <text:p text:style-name="Standard">It create a reference of same file with different name, if real file is deleted then link will</text:p>
      <text:p text:style-name="Standard">still not work.</text:p>
      <text:p text:style-name="Standard">$ln -s &lt;filename&gt; &lt;linkname&gt;</text:p>
      <text:p text:style-name="Standard">Changes made in &lt;linkname&gt; will reflect in &lt;filename&gt;.</text:p>
      <text:p text:style-name="Standard">If &lt;filename&gt; is deleted, &lt;linkname&gt; will not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0:23:52.788783590</meta:creation-date>
    <dc:date>2018-07-09T05:32:58.506120829</dc:date>
    <meta:editing-duration>PT8M54S</meta:editing-duration>
    <meta:editing-cycles>2</meta:editing-cycles>
    <meta:document-statistic meta:table-count="0" meta:image-count="0" meta:object-count="0" meta:page-count="2" meta:paragraph-count="91" meta:word-count="789" meta:character-count="4249" meta:non-whitespace-character-count="3550"/>
    <meta:generator>LibreOffice/6.0.3.2$Linux_X86_64 LibreOffice_project/00m0$Build-2</meta:generator>
  </office:meta>
</office:document-meta>
</file>